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5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9.363cm"/>
    </style:style>
    <style:style style:name="P1" style:family="paragraph">
      <style:text-properties fo:color="#ffffff" fo:font-size="80pt" style:font-size-asian="80pt" style:font-size-complex="80pt"/>
    </style:style>
    <style:style style:name="P2" style:family="paragraph">
      <loext:graphic-properties draw:fill-color="#ffffff"/>
      <style:text-properties fo:color="#ffffff" fo:font-size="80pt" style:font-size-asian="80pt" style:font-size-complex="80pt"/>
    </style:style>
    <style:style style:name="P3" style:family="paragraph">
      <loext:graphic-properties draw:fill-color="#ffffff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ffffff" fo:font-size="80pt" style:font-size-asian="80pt" style:font-size-complex="80pt"/>
    </style:style>
    <style:style style:name="T2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5.199cm" svg:height="19.563cm" svg:x="1.4cm" svg:y="0.837cm" presentation:class="subtitle" presentation:user-transformed="true">
          <draw:text-box>
            <text:p text:style-name="P1"><text:span text:style-name="T1">Terceiro dia</text:span></text:p>
            <text:p text:style-name="P1"><text:span text:style-name="T2">Marina de Oliveir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3" draw:layer="layout" svg:width="25.199cm" svg:height="19.563cm" svg:x="1.4cm" svg:y="0.837cm" presentation:class="subtitle" presentation:user-transformed="true">
          <draw:text-box>
            <text:p>Houve festa durante três dias no inferno</text:p>
            <text:p>A vida estava de luto</text:p>
            <text:p>Os sonhos ficaram desertos</text:p>
            <text:p>E a chave de acesso à eternidade</text:p>
            <text:p>Estava na profundidade</text:p>
            <text:p>Nas mãos do mentor da maldade</text:p>
            <text:p>Mas foi parte do plano de Jesus Cristo morrer</text:p>
            <text:p>Pra que o homem pudesse viver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4" draw:text-style-name="P3" draw:layer="layout" svg:width="25.199cm" svg:height="19.363cm" svg:x="1.4cm" svg:y="0.837cm" presentation:class="subtitle" presentation:user-transformed="true">
          <draw:text-box>
            <text:p>Pois ao terceiro dia o Salvador ressuscitou</text:p>
            <text:p>Pra honra e glória do Senhor</text:p>
            <text:p>E a festa no inferno terminou</text:p>
            <text:p>Pois ao terceiro dia o Salvador ressuscitou</text:p>
            <text:p>Pra honra e glória do Senhor</text:p>
            <text:p>Pra suas mãos a chave retornou</text:p>
            <text:p>E a vida se eternizou 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1" draw:text-style-name="P5" draw:layer="layout" svg:width="25.199cm" svg:height="19.563cm" svg:x="1.4cm" svg:y="0.837cm" presentation:class="subtitle" presentation:user-transformed="true">
          <draw:text-box>
            <text:p text:style-name="P4">Houve festa durante três dias no inferno</text:p>
            <text:p text:style-name="P4">A vida estava de luto</text:p>
            <text:p text:style-name="P4">Os sonhos ficaram desertos</text:p>
            <text:p text:style-name="P4">E a chave de acesso à eternidade</text:p>
            <text:p text:style-name="P4">Estava na profundidade</text:p>
            <text:p text:style-name="P4">Nas mãos do mentor da maldade</text:p>
            <text:p text:style-name="P4">Mas foi parte do plano de Jesus Cristo morrer</text:p>
            <text:p text:style-name="P4">Pra que o homem pudesse viver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4" draw:text-style-name="P5" draw:layer="layout" svg:width="25.199cm" svg:height="19.363cm" svg:x="1.4cm" svg:y="0.837cm" presentation:class="subtitle" presentation:user-transformed="true">
          <draw:text-box>
            <text:p text:style-name="P4">Pois ao terceiro dia o Salvador ressuscitou</text:p>
            <text:p text:style-name="P4">Pra honra e glória do Senhor</text:p>
            <text:p text:style-name="P4">E a festa no inferno terminou</text:p>
            <text:p text:style-name="P4">Pois ao terceiro dia o Salvador ressuscitou</text:p>
            <text:p text:style-name="P4">Pra honra e glória do Senhor</text:p>
            <text:p text:style-name="P4">Pra suas mãos a chave retornou</text:p>
            <text:p text:style-name="P4">E a vida se eternizou 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nvidado </meta:initial-creator>
    <meta:creation-date>2016-02-28T15:43:12.359980236</meta:creation-date>
    <dc:date>2016-02-28T15:51:29.941144841</dc:date>
    <dc:creator>Convidado </dc:creator>
    <meta:editing-duration>PT8M18S</meta:editing-duration>
    <meta:editing-cycles>1</meta:editing-cycles>
    <meta:document-statistic meta:object-count="36"/>
    <meta:generator>LibreOffice/4.4.2.2$Linux_x86 LibreOffice_project/40m0$Build-2</meta:generator>
  </office:meta>
</office:document-meta>
</file>